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2cdea2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9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10" style:family="paragraph" style:parent-style-name="Text_20_body">
      <loext:graphic-properties draw:fill-hatch-name="hatch"/>
      <style:paragraph-properties fo:margin-top="0cm" fo:margin-bottom="1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458c0c" style:font-size-asian="14pt" style:font-size-complex="14pt"/>
    </style:style>
    <style:style style:name="P12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4746d7" style:font-size-asian="14pt" style:font-size-complex="14pt"/>
    </style:style>
    <style:style style:name="P13" style:family="paragraph" style:parent-style-name="Text_20_body">
      <loext:graphic-properties draw:fill-gradient-name="gradient" draw:fill-hatch-name="hatch"/>
      <style:paragraph-properties fo:margin-top="0.101cm" fo:margin-bottom="0.75cm" style:contextual-spacing="false" fo:line-height="200%"/>
      <style:text-properties fo:font-size="14pt" officeooo:paragraph-rsid="00458c0c" style:font-size-asian="14pt" style:font-size-complex="14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58c0c" style:font-size-asian="14pt" style:font-size-complex="14pt"/>
    </style:style>
    <style:style style:name="P1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746d7" officeooo:paragraph-rsid="004746d7" style:font-size-asian="14pt" style:font-size-complex="14pt"/>
    </style:style>
    <style:style style:name="P1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7800a" style:font-size-asian="14pt" style:font-size-complex="14pt"/>
    </style:style>
    <style:style style:name="P17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458c0c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458c0c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1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22" style:family="paragraph" style:parent-style-name="Text_20_body" style:master-page-name="">
      <loext:graphic-properties draw:fill="none" draw:fill-gradient-name="gradient" draw:fill-hatch-name="hatch"/>
      <style:paragraph-properties fo:margin-left="2cm" fo:margin-right="0cm" fo:margin-top="0cm" fo:margin-bottom="0.75cm" style:contextual-spacing="false" fo:line-height="200%" fo:text-indent="-2cm" style:auto-text-indent="false" style:page-number="auto" fo:background-color="transparent"/>
      <style:text-properties officeooo:paragraph-rsid="002e001c"/>
    </style:style>
    <style:style style:name="T1" style:family="text">
      <style:text-properties officeooo:rsid="003f303a"/>
    </style:style>
    <style:style style:name="T2" style:family="text">
      <style:text-properties officeooo:rsid="001c3ee7"/>
    </style:style>
    <style:style style:name="T3" style:family="text">
      <style:text-properties officeooo:rsid="0025b43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b437" style:font-weight-asian="bold" style:font-weight-complex="bold"/>
    </style:style>
    <style:style style:name="T8" style:family="text">
      <style:text-properties fo:font-weight="bold" officeooo:rsid="002fe488" style:font-weight-asian="bold" style:font-weight-complex="bold"/>
    </style:style>
    <style:style style:name="T9" style:family="text">
      <style:text-properties officeooo:rsid="002c8a67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32b6a9"/>
    </style:style>
    <style:style style:name="T13" style:family="text">
      <style:text-properties officeooo:rsid="0035852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58c0c" style:font-weight-asian="normal" style:font-weight-complex="normal"/>
    </style:style>
    <style:style style:name="T16" style:family="text">
      <style:text-properties officeooo:rsid="003a90dc"/>
    </style:style>
    <style:style style:name="T17" style:family="text">
      <style:text-properties officeooo:rsid="003ad9c3"/>
    </style:style>
    <style:style style:name="T18" style:family="text">
      <style:text-properties officeooo:rsid="003dea23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42820b"/>
    </style:style>
    <style:style style:name="T21" style:family="text">
      <style:text-properties officeooo:rsid="002862eb"/>
    </style:style>
    <style:style style:name="T22" style:family="text">
      <style:text-properties officeooo:rsid="00458c0c"/>
    </style:style>
    <style:style style:name="T23" style:family="text">
      <style:text-properties officeooo:rsid="00462469"/>
    </style:style>
    <style:style style:name="T24" style:family="text">
      <style:text-properties officeooo:rsid="004746d7"/>
    </style:style>
    <style:style style:name="T25" style:family="text">
      <style:text-properties officeooo:rsid="004780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Call to Worship</text:span><text:span text:style-name="T3"> Psalm 84:1-2, 4/ </text:span>Opening prayer (John A)</text:p>
      <text:p text:style-name="P13"><text:span text:style-name="T6">Praise: </text:span><text:span text:style-name="Emphasis"><text:span text:style-name="T14">Only a Holy God</text:span></text:span></text:p>
      <text:p text:style-name="P14"><text:span text:style-name="T6">Bible Reading:</text:span> Matthew 5:1-16 (Callum H)</text:p>
      <text:p text:style-name="P13"><text:span text:style-name="Emphasis"><text:span text:style-name="T19">Mission Spot –</text:span></text:span><text:span text:style-name="Emphasis"><text:span text:style-name="T14"> </text:span></text:span><text:span text:style-name="Emphasis"><text:span text:style-name="T15">Video Bibles for the Persecuted (wk 4)</text:span></text:span></text:p>
      <text:p text:style-name="P14"><text:span text:style-name="T6">Sunday School:</text:span><text:span text:style-name="T14"> (Mook L)</text:span></text:p>
      <text:p text:style-name="P14"><text:span text:style-name="T6">Praise: </text:span><text:span text:style-name="T5">Reformation Song</text:span></text:p>
      <text:p text:style-name="P8"><text:span text:style-name="T11">Announcements</text:span><text:span text:style-name="T10"> (John A)</text:span></text:p>
      <text:list xml:id="list249775545" text:style-name="L1">
        <text:list-item>
          <text:p text:style-name="P9">Morning Tea and fellowship after the service</text:p>
        </text:list-item>
      </text:list>
      <text:p text:style-name="P10"/>
      <text:p text:style-name="P4"><text:span text:style-name="T6">Prayer for the church and the world:</text:span> (<text:span text:style-name="T22">Mook L</text:span>)</text:p>
      <text:p text:style-name="P4"><text:span text:style-name="T8">B</text:span><text:span text:style-name="T6">ible Reading:</text:span> 2 Kings <text:span text:style-name="T23">23</text:span> (Seng T)</text:p>
      <text:p text:style-name="P5"><text:span text:style-name="T6">Praise:</text:span> <text:span text:style-name="T4">Show Us Christ</text:span> (OFFERING)</text:p>
      <text:p text:style-name="P22"><text:span text:style-name="T11">Sermon:</text:span><text:span text:style-name="T10"> </text:span>“JUDGEMENT IS COMING (PART 2):<text:line-break/>BE THE SALT AND LIGHT OF THE EARTH” (Mook L)</text:p>
      <text:p text:style-name="P3"><text:span text:style-name="T6">Praise:</text:span> <text:span text:style-name="T4">I Set My Hope</text:span></text:p>
      <text:p text:style-name="P3"><text:span text:style-name="T6">Benediction</text:span> (<text:span text:style-name="T18">Mook</text:span>)</text:p>
      <text:p text:style-name="P11">Opening Prayer (Psalm 84:1-2, 4<text:span text:style-name="T9">)</text:span></text:p>
      <text:p text:style-name="P18">[1] How lovely is your dwelling place, O Lord of hosts!</text:p>
      <text:p text:style-name="P19">[2] My soul longs, yes, faints for the courts of the Lord; my heart and flesh sing for joy to the living God.</text:p>
      <text:p text:style-name="P17">[4] Blessed are those who dwell in your house, ever singing your praise!</text:p>
      <text:p text:style-name="P6"><text:span text:style-name="T16">Heavenly </text:span>Father<text:span text:style-name="T12">,</text:span> we <text:span text:style-name="T24">have come here today to worship. We long to be in Your Presence, and we want to sing Your praises.</text:span></text:p>
      <text:p text:style-name="P12"><text:span text:style-name="T16">We thank You </text:span><text:span text:style-name="T24">that You have adopted us into Your heavenly family, so that we can sing Your praises forever, wherever we may be.</text:span></text:p>
      <text:p text:style-name="P12"><text:span text:style-name="T24">We thank You also </text:span><text:span text:style-name="T16">for your Word </text:span><text:span text:style-name="T24">which is a lamp to our path and a light to our feet</text:span><text:span text:style-name="T16">, so that we </text:span><text:span text:style-name="T24">can follow in Your way without wandering.</text:span></text:p>
      <text:p text:style-name="P15">We dedicate this time together to You so that Jesus may be lifted up, <text:span text:style-name="T25">that He can be truly seen as the King of kings and Lord of lords.</text:span></text:p>
      <text:p text:style-name="P7"/>
      <text:p text:style-name="P7"><text:span text:style-name="T17">I</text:span><text:span text:style-name="T13">n </text:span><text:span text:style-name="T25">His</text:span><text:span text:style-name="T17"> Mighty</text:span><text:span text:style-name="T13"> Name we pray</text:span><text:span text:style-name="T21">, Amen.</text:span></text:p>
      <text:p text:style-name="P16">[<text:span text:style-name="Emphasis"><text:span text:style-name="T14">Only a Holy God</text:span></text:span>]</text:p>
      <text:p text:style-name="P21">Call to Worship (Psalm 84:1-2, 4) / Opening prayer (John A)</text:p>
      <text:p text:style-name="P20">Praise: Only a Holy God</text:p>
      <text:p text:style-name="P20">Bible Reading: Matthew 5:1-16 (Callum H)</text:p>
      <text:p text:style-name="P20">Mission Spot</text:p>
      <text:p text:style-name="P20">Video (wk4)</text:p>
      <text:p text:style-name="P20">Sunday School (Mook L)</text:p>
      <text:p text:style-name="P20">Praise: Reformation Song</text:p>
      <text:p text:style-name="P20">Announcements (JA)</text:p>
      <text:p text:style-name="P20">Prayer for the church and the world  (ML)</text:p>
      <text:p text:style-name="P20">Bible reading: 2 Kings 23 (Seng T)</text:p>
      <text:p text:style-name="P20">Praise: Show Us Christ</text:p>
      <text:p text:style-name="P20">Sermon: “JUDGEMENT IS COMING (PART 2): BE THE SALT AND LIGHT OF THE EARTH” (ML)</text:p>
      <text:p text:style-name="P20">Praise: I Set My Hope</text:p>
      <text:p text:style-name="P20">Benediction (ML)</text:p>
      <text:p text:style-name="P20"/>
      <text:p text:style-name="P20">Sermon Outline</text:p>
      <text:p text:style-name="P20">“BE THE SALT AND LIGHT OF THE EARTH”   (2 Kings 23)</text:p>
      <text:p text:style-name="P20">Introduction</text:p>
      <text:p text:style-name="P20">1. Permeate and Transform</text:p>
      <text:p text:style-name="P20">2. Love the Word of God</text:p>
      <text:p text:style-name="P20">3. Destroy Idols</text:p>
      <text:p text:style-name="P20">4. Show Christ</text:p>
      <text:p text:style-name="P20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58c0c"/>
    </style:style>
    <style:style style:name="MT2" style:family="text">
      <style:text-properties officeooo:rsid="003f303a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5</text:span><text:span text:style-name="MT2">th</text:span> <text:span text:style-name="MT1">August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8-24T21:13:14.860877857</dc:date>
    <meta:editing-duration>PT5H4M36S</meta:editing-duration>
    <meta:editing-cycles>36</meta:editing-cycles>
    <meta:generator>LibreOffice/7.3.7.2$Linux_X86_64 LibreOffice_project/30$Build-2</meta:generator>
    <meta:print-date>2024-08-24T20:40:00.969597710</meta:print-date>
    <meta:document-statistic meta:table-count="0" meta:image-count="0" meta:object-count="0" meta:page-count="3" meta:paragraph-count="47" meta:word-count="374" meta:character-count="1974" meta:non-whitespace-character-count="1644"/>
  </office:meta>
</office:document-meta>
</file>